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F6B218C8.png" manifest:media-type="image/png"/>
  <manifest:file-entry manifest:full-path="Pictures/10000000000003200000025871EEE600.png" manifest:media-type="image/png"/>
  <manifest:file-entry manifest:full-path="Pictures/100000000000031A00000253D1D241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7">
      <style:graphic-properties draw:stroke="none" svg:stroke-width="0cm" draw:fill="none" draw:textarea-vertical-align="top" draw:auto-grow-height="true" fo:min-height="3.599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fo:min-height="4.974cm"/>
    </style:style>
    <style:style style:name="gr3" style:family="graphic">
      <style:graphic-properties style:protect="size"/>
    </style:style>
    <style:style style:name="gr4" style:family="graphic" style:parent-style-name="standard" style:list-style-name="L8">
      <style:graphic-properties draw:stroke="none" draw:fill="none" fo:min-height="5.513cm"/>
    </style:style>
    <style:style style:name="pr1" style:family="presentation" style:parent-style-name="lyt-aqua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2" style:family="presentation" style:parent-style-name="lyt-aqua-subtitle" style:list-style-name="L9">
      <style:graphic-properties draw:stroke="none" svg:stroke-width="0cm" draw:fill="none" draw:fill-color="#ffffff" draw:textarea-vertical-align="top" draw:auto-grow-height="false" fo:min-height="8.287cm" fo:padding-top="0.254cm" fo:padding-bottom="0.254cm" fo:padding-left="0.254cm" fo:padding-right="0.254cm" fo:wrap-option="wrap"/>
    </style:style>
    <style:style style:name="pr3" style:family="presentation" style:parent-style-name="lyt-aqua-title">
      <style:graphic-properties draw:stroke="none" draw:fill="none" fo:min-height="3.474cm"/>
    </style:style>
    <style:style style:name="pr4" style:family="presentation" style:parent-style-name="lyt-aqua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5" style:family="presentation" style:parent-style-name="lyt-aqua-title">
      <style:graphic-properties draw:stroke="none" draw:fill="none" fo:min-height="12.178cm"/>
    </style:style>
    <style:style style:name="pr6" style:family="presentation" style:parent-style-name="lyt-aqua-outline1">
      <style:graphic-properties draw:stroke="none" draw:fill="none" fo:min-height="2.534cm"/>
    </style:style>
    <style:style style:name="pr7" style:family="presentation" style:parent-style-name="lyt-aqua-outline1">
      <style:graphic-properties fo:min-height="11.928cm"/>
    </style:style>
    <style:style style:name="pr8" style:family="presentation" style:parent-style-name="lyt-aqua-notes">
      <style:graphic-properties draw:fill-color="#ffffff" draw:auto-grow-height="true" fo:min-height="13.364cm"/>
    </style:style>
    <style:style style:name="pr9" style:family="presentation" style:parent-style-name="lyt-aqua-title">
      <style:graphic-properties draw:stroke="none" draw:fill="none" fo:min-height="10.378cm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font-independent-line-spacing="true"/>
      <style:text-properties fo:font-size="26.5pt"/>
    </style:style>
    <style:style style:name="P4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26.5pt"/>
    </style:style>
    <style:style style:name="P5" style:family="paragraph">
      <style:paragraph-properties fo:margin-left="0cm" fo:margin-right="0cm" fo:text-align="center" fo:text-indent="-0.6cm"/>
      <style:text-properties fo:color="#280099" fo:font-family="Albany" style:font-family-generic="roman" style:font-pitch="variable" fo:font-size="32pt" style:font-family-asian="'Andale Sans UI'" style:font-pitch-asian="variable" style:font-size-asian="32pt" style:font-family-complex="Tahoma" style:font-pitch-complex="variable" style:font-size-complex="32pt"/>
    </style:style>
    <style:style style:name="P6" style:family="paragraph">
      <style:paragraph-properties fo:text-align="end"/>
    </style:style>
    <style:style style:name="P7" style:family="paragraph">
      <style:paragraph-properties fo:margin-left="0cm" fo:margin-right="0cm" fo:text-align="center" fo:text-indent="-0.6cm"/>
    </style:style>
    <style:style style:name="P8" style:family="paragraph">
      <style:paragraph-properties fo:margin-left="0cm" fo:margin-right="0cm" fo:margin-top="0cm" fo:margin-bottom="0cm" fo:text-align="start" fo:text-indent="-0.6cm"/>
      <style:text-properties fo:color="#280099" fo:font-family="Albany" style:font-family-generic="roman" style:font-pitch="variable" fo:font-size="26pt" style:letter-kerning="true" style:font-family-asian="'Andale Sans UI'" style:font-pitch-asian="variable" style:font-size-asian="26pt" style:font-family-complex="Tahoma" style:font-pitch-complex="variable" style:font-size-complex="26pt"/>
    </style:style>
    <style:style style:name="P9" style:family="paragraph">
      <style:paragraph-properties fo:margin-left="1.27cm" fo:margin-right="0cm" fo:text-align="justify" fo:text-indent="0cm"/>
      <style:text-properties fo:font-size="26pt" style:font-size-asian="26pt" style:font-size-complex="26pt"/>
    </style:style>
    <style:style style:name="P10" style:family="paragraph">
      <style:text-properties fo:font-size="44pt"/>
    </style:style>
    <style:style style:name="P11" style:family="paragraph">
      <style:text-properties fo:font-size="32.7999992370605pt"/>
    </style:style>
    <style:style style:name="P12" style:family="paragraph">
      <style:paragraph-properties fo:margin-top="0cm" fo:margin-bottom="0.43cm"/>
    </style:style>
    <style:style style:name="P13" style:family="paragraph">
      <style:paragraph-properties fo:margin-top="0cm" fo:margin-bottom="0.734cm"/>
    </style:style>
    <style:style style:name="P14" style:family="paragraph">
      <style:paragraph-properties fo:margin-left="0cm" fo:margin-right="0cm" fo:text-align="center" fo:text-indent="-0.6cm"/>
      <style:text-properties fo:color="#280099" fo:font-family="Albany" style:font-family-generic="roman" style:font-pitch="variable" fo:font-size="32pt" style:letter-kerning="true" style:font-family-asian="'Andale Sans UI'" style:font-pitch-asian="variable" style:font-size-asian="32pt" style:font-family-complex="Tahoma" style:font-pitch-complex="variable" style:font-size-complex="32pt"/>
    </style:style>
    <style:style style:name="T1" style:family="text">
      <style:text-properties fo:color="#000000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280099" fo:font-family="Albany" style:font-family-generic="roman" style:font-pitch="variable" fo:font-size="32pt" style:font-family-asian="'Andale Sans UI'" style:font-pitch-asian="variable" style:font-size-asian="32pt" style:font-family-complex="Tahoma" style:font-pitch-complex="variable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0000" fo:font-size="22pt" style:font-size-asian="22pt" style:font-size-complex="22pt"/>
    </style:style>
    <style:style style:name="T6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44pt"/>
    </style:style>
    <style:style style:name="T8" style:family="text">
      <style:text-properties fo:color="#000000" fo:font-family="Arial" fo:font-size="20.6000003814697pt" fo:font-weight="bold" style:letter-kerning="true" style:font-family-asian="Arial" style:font-size-asian="14pt" style:font-weight-asian="bold" style:font-family-complex="Arial" style:font-size-complex="14pt" style:font-weight-complex="bold"/>
    </style:style>
    <style:style style:name="T9" style:family="text">
      <style:text-properties fo:color="#000000" fo:font-family="Arial" fo:font-size="20.6000003814697pt" fo:font-weight="normal" style:letter-kerning="true" style:font-family-asian="Arial" style:font-size-asian="14pt" style:font-weight-asian="normal" style:font-family-complex="Arial" style:font-size-complex="14pt" style:font-weight-complex="normal"/>
    </style:style>
    <style:style style:name="T10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ff6633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ff6633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draw:name="Shape 29" presentation:style-name="pr1" draw:text-style-name="P2" draw:layer="layout" svg:width="23.799cm" svg:height="4.734cm" svg:x="-20.799cm" svg:y="5.6cm" presentation:class="title" presentation:user-transformed="true">
          <draw:text-box>
            <text:p text:style-name="P1"><text:span text:style-name="T1">DaaS</text:span></text:p>
          </draw:text-box>
        </draw:frame>
        <draw:frame draw:name="Shape 30" presentation:style-name="pr2" draw:text-style-name="P3" draw:layer="layout" svg:width="23.799cm" svg:height="3.203cm" svg:x="1.532cm" svg:y="8.364cm" presentation:class="subtitle" presentation:user-transformed="true">
          <draw:text-box>
            <text:list text:style-name="L1">
              <text:list-header>
                <text:p>Team 11</text:p>
              </text:list-header>
            </text:list>
          </draw:text-box>
        </draw:frame>
        <draw:custom-shape draw:name="TextBox 1" draw:style-name="gr1" draw:text-style-name="P4" draw:layer="layout" svg:width="8.458cm" svg:height="3.849cm" svg:x="19.54cm" svg:y="14.7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15.8cm" svg:height="3.474cm" svg:x="6.4cm" svg:y="1.926cm">
          <draw:text-box>
            <text:p text:style-name="P5">Project Demonstration<text:line-break/>CoolWeb : DaaS</text:p>
          </draw:text-box>
        </draw:frame>
        <draw:frame draw:style-name="gr2" draw:text-style-name="P6" draw:layer="layout" svg:width="10.88cm" svg:height="5.224cm" svg:x="15.8cm" svg:y="14.776cm">
          <draw:text-box>
            <text:list text:style-name="L2">
              <text:list-header>
                <text:p text:style-name="P6"><text:span text:style-name="T2">Divya Gurnani 201306525</text:span></text:p>
                <text:p text:style-name="P6"><text:span text:style-name="T2">Lovlean Arora 201305590</text:span></text:p>
                <text:p text:style-name="P6"><text:span text:style-name="T2">Piyush Bansal 201102022</text:span></text:p>
                <text:p text:style-name="P6"><text:span text:style-name="T2">Vaibhav Gupta 201130109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Shape 32" draw:style-name="gr3" draw:layer="layout" svg:width="14.848cm" svg:height="11.136cm" svg:x="3.075cm" svg:y="2.257cm" draw:page-number="1" presentation:class="page"/>
          <draw:frame draw:name="Shape 33" presentation:style-name="pr4" draw:text-style-name="P2" draw:layer="layout" svg:width="16.799cm" svg:height="13.36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lyt-aqua">
        <office:forms form:automatic-focus="false" form:apply-design-mode="false"/>
        <draw:frame presentation:style-name="pr5" draw:layer="layout" svg:width="13.803cm" svg:height="12.178cm" svg:x="7.131cm" svg:y="-3.301cm">
          <draw:text-box>
            <text:p text:style-name="P7"><text:span text:style-name="T3">Problem</text:span> <text:span text:style-name="T3">Statement</text:span></text:p>
          </draw:text-box>
        </draw:frame>
        <draw:frame presentation:style-name="pr6" draw:text-style-name="P9" draw:layer="layout" svg:width="25.8cm" svg:height="4.6cm" svg:x="1.8cm" svg:y="4.8cm">
          <draw:text-box>
            <text:p text:style-name="P8"><text:span text:style-name="T4">Build an API for data as a service from data.gov.in, to query and serve the data in json format.</text:span></text:p>
          </draw:text-box>
        </draw:frame>
        <draw:frame draw:name="Shape 41" presentation:style-name="pr1" draw:text-style-name="P2" draw:layer="layout" svg:width="22.859cm" svg:height="8.781cm" svg:x="2.6cm" svg:y="10.219cm" presentation:class="title" presentation:user-transformed="true">
          <draw:text-box>
            <text:p/>
          </draw:text-box>
        </draw:frame>
        <draw:frame presentation:style-name="pr7" draw:layer="layout" svg:width="24.639cm" svg:height="12.178cm" svg:x="1.761cm" svg:y="9cm" presentation:class="outline" presentation:user-transformed="true">
          <draw:text-box>
            <text:list text:style-name="L3">
              <text:list-item>
                <text:p xml:id="id1" text:id="id1"><text:span text:style-name="T5">Data is taken from </text:span><text:span text:style-name="T6">data.gov.in</text:span><text:span text:style-name="T5"> which is an open initiative by indian government that provides raw data of various sectors.</text:span></text:p>
              </text:list-item>
              <text:list-item>
                <text:p xml:id="id2" text:id="id2"><text:span text:style-name="T5">By </text:span><text:span text:style-name="T6">raw data</text:span><text:span text:style-name="T5"> we mean, data in xml,csv,json format.</text:span></text:p>
              </text:list-item>
              <text:list-item>
                <text:p xml:id="id3" text:id="id3"><text:span text:style-name="T5">By </text:span><text:span text:style-name="T6">serve</text:span><text:span text:style-name="T5"> we mean, query and return results to the user.</text:span>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  <anim:animate smil:dur="1s" smil:fill="hold" smil:targetElement="id1" anim:sub-item="text" smil:attributeName="x" smil:values="x;x" smil:keyTimes="0;1"/>
                  <anim:animate smil:dur="1s" smil:fill="hold" smil:targetElement="id1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  <anim:animate smil:dur="1s" smil:fill="hold" smil:targetElement="id2" anim:sub-item="text" smil:attributeName="x" smil:values="x;x" smil:keyTimes="0;1"/>
                  <anim:animate smil:dur="1s" smil:fill="hold" smil:targetElement="id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  <anim:animate smil:dur="1s" smil:fill="hold" smil:targetElement="id3" anim:sub-item="text" smil:attributeName="x" smil:values="x;x" smil:keyTimes="0;1"/>
                  <anim:animate smil:dur="1s" smil:fill="hold" smil:targetElement="id3" anim:sub-item="text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>
        <office:forms form:automatic-focus="false" form:apply-design-mode="false"/>
        <draw:frame presentation:style-name="pr5" draw:text-style-name="P10" draw:layer="layout" svg:width="23.934cm" svg:height="12.178cm" svg:x="2.4cm" svg:y="-3.378cm">
          <draw:text-box>
            <text:p text:style-name="P7"><text:span text:style-name="T3">Technologies</text:span><text:span text:style-name="T7"> </text:span><text:span text:style-name="T3">Used</text:span></text:p>
          </draw:text-box>
        </draw:frame>
        <draw:frame draw:name="Shape 41" presentation:style-name="pr1" draw:text-style-name="P2" draw:layer="layout" svg:width="22.859cm" svg:height="8.781cm" svg:x="2.4cm" svg:y="10.219cm" presentation:class="title" presentation:user-transformed="true">
          <draw:text-box>
            <text:p/>
          </draw:text-box>
        </draw:frame>
        <draw:frame presentation:style-name="pr7" draw:layer="layout" svg:width="24.639cm" svg:height="12.178cm" svg:x="2.4cm" svg:y="6cm" presentation:class="outline" presentation:user-transformed="true">
          <draw:text-box>
            <text:list text:style-name="L3">
              <text:list-item>
                <text:p><text:span text:style-name="T5">Front End/View : JSP (HTML+Java)</text:span></text:p>
              </text:list-item>
              <text:list-item>
                <text:p><text:span text:style-name="T5">Controller : Java (Servlets)</text:span></text:p>
              </text:list-item>
              <text:list-item>
                <text:p><text:span text:style-name="T5">Model : MySQL</text:span></text:p>
                <text:p><text:span text:style-name="T5"/></text:p>
              </text:list-item>
              <text:list-item>
                <text:p xml:id="id4" text:id="id4"><text:span text:style-name="T5">Apache Tomcat</text:span></text:p>
              </text:list-item>
              <text:list-item>
                <text:p xml:id="id5" text:id="id5"><text:span text:style-name="T5">Rest API</text:span></text:p>
              </text:list-item>
              <text:list-item>
                <text:p xml:id="id6" text:id="id6"><text:span text:style-name="T5">JSON</text:span>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0;width" smil:keyTimes="0;1"/>
                  <anim:animate smil:dur="0.5s" smil:fill="hold" smil:targetElement="id4" anim:sub-item="text" smil:attributeName="height" smil:values="0;height" smil:keyTimes="0;1"/>
                  <anim:transitionFilter smil:dur="0.5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0;width" smil:keyTimes="0;1"/>
                  <anim:animate smil:dur="0.5s" smil:fill="hold" smil:targetElement="id5" anim:sub-item="text" smil:attributeName="height" smil:values="0;height" smil:keyTimes="0;1"/>
                  <anim:transitionFilter smil:dur="0.5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width" smil:values="0;width" smil:keyTimes="0;1"/>
                  <anim:animate smil:dur="0.5s" smil:fill="hold" smil:targetElement="id6" anim:sub-item="text" smil:attributeName="height" smil:values="0;height" smil:keyTimes="0;1"/>
                  <anim:transitionFilter smil:dur="0.5s" smil:targetElement="id6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>
        <office:forms form:automatic-focus="false" form:apply-design-mode="false"/>
        <draw:frame presentation:style-name="pr9" draw:text-style-name="P10" draw:layer="layout" svg:width="23.934cm" svg:height="12.153cm" svg:x="2.6cm" svg:y="-8.265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 text:style-name="P7"><text:span text:style-name="T3">Sytem</text:span><text:span text:style-name="T7"> </text:span><text:span text:style-name="T3">Interaction</text:span></text:p>
          </draw:text-box>
        </draw:frame>
        <draw:frame draw:style-name="gr4" draw:layer="layout" svg:width="21.6cm" svg:height="15.041cm" svg:x="2.4cm" svg:y="4.4cm">
          <draw:text-box>
            <text:list text:style-name="L6">
              <text:list-header>
                <text:p text:style-name="P12"><text:span text:style-name="T8">2 users:</text:span></text:p>
              </text:list-header>
              <text:list-item>
                <text:p text:style-name="P12"><text:span text:style-name="T9">Admin</text:span></text:p>
              </text:list-item>
              <text:list-item>
                <text:p text:style-name="P12"><text:span text:style-name="T9">User</text:span></text:p>
                <text:p text:style-name="P12"><text:span text:style-name="T9"/></text:p>
                <text:p text:style-name="P12"><text:span text:style-name="T8">2 interfaces for user:</text:span></text:p>
              </text:list-item>
              <text:list-item>
                <text:p text:style-name="P12"><text:span text:style-name="T9">Using GUI</text:span></text:p>
              </text:list-item>
              <text:list-item>
                <text:p text:style-name="P12"><text:span text:style-name="T9">Using REST based API</text:span></text:p>
                <text:p text:style-name="P12"><text:span text:style-name="T9"/></text:p>
                <text:p text:style-name="P12"><text:span text:style-name="T8">2 interfaces for Admin:</text:span></text:p>
              </text:list-item>
              <text:list-item>
                <text:p text:style-name="P12"><text:span text:style-name="T9">Using GUI</text:span></text:p>
              </text:list-item>
              <text:list-item>
                <text:p text:style-name="P13"><text:span text:style-name="T9">Directly via DB</text:span></text:p>
                <text:p text:style-name="P13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>
        <office:forms form:automatic-focus="false" form:apply-design-mode="false"/>
        <draw:frame presentation:style-name="pr9" draw:text-style-name="P10" draw:layer="layout" svg:width="23.934cm" svg:height="10.378cm" svg:x="2.4cm" svg:y="-1.113cm">
          <draw:text-box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<text:span text:style-name="T10">Demo!!!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blendscreen2" xlink:href="Pictures/10000000000003200000025871EEE600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32.799999237060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.7999992370605pt" style:font-style-asian="normal" style:font-weight-asian="normal" style:font-family-complex="'Lohit Hind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4cm" fo:line-height="100%" fo:text-align="start" fo:text-indent="0cm"/>
      <style:text-properties fo:color="#000000" style:text-outline="false" style:text-line-through-style="none" fo:font-family="Arial" fo:font-size="20.6000003814697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587cm" fo:line-height="100%" fo:text-align="start" fo:text-indent="0cm"/>
      <style:text-properties fo:color="#000000" style:text-line-through-style="none" fo:font-family="Arial" fo:font-size="20.6000003814697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44cm" fo:line-height="100%" fo:text-align="start" fo:text-indent="0cm"/>
      <style:text-properties fo:color="#000000" style:text-line-through-style="none" fo:font-family="Arial" fo:font-size="20.6000003814697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93cm" fo:line-height="100%" fo:text-align="start" fo:text-indent="0cm"/>
      <style:text-properties fo:color="#000000" style:text-line-through-style="none" fo:font-family="Arial" fo:font-size="20.6000003814697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24.1000003814697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office:forms form:automatic-focus="false" form:apply-design-mode="false"/>
      <draw:frame draw:name="Shape 9" presentation:style-name="Mpr4" draw:text-style-name="MP5" draw:layer="backgroundobjects" svg:width="23.799cm" svg:height="4.735cm" svg:x="2.1cm" svg:y="6.463cm" presentation:class="title" presentation:user-transformed="true">
        <draw:text-box>
          <text:p text:style-name="MP4"><text:span text:style-name="MT2">Click to edit the title text format</text:span></text:p>
        </draw:text-box>
      </draw:frame>
      <draw:frame presentation:style-name="Title_20_Slide-outline1" draw:layer="backgroundobjects" svg:width="24.639cm" svg:height="12.1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6.368cm" svg:height="13.021cm" svg:x="3.389cm" svg:y="2.639cm" presentation:class="page"/>
        <draw:frame presentation:style-name="Title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5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6" draw:layer="backgroundobjects" svg:width="6.523cm" svg:height="1.448cm" svg:x="1.7cm" svg:y="18.231cm" presentation:class="date-time">
        <draw:text-box>
          <text:p text:style-name="MP6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876cm" svg:y="18.2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8" draw:layer="backgroundobjects" svg:width="6.523cm" svg:height="1.448cm" svg:x="20.376cm" svg:y="18.2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8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9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9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vlean </meta:initial-creator>
    <meta:creation-date>2014-11-30T00:53:55</meta:creation-date>
    <dc:date>2014-11-30T03:59:27</dc:date>
    <dc:creator>lovlean </dc:creator>
    <meta:editing-duration>PT40M53S</meta:editing-duration>
    <meta:editing-cycles>11</meta:editing-cycles>
    <meta:generator>LibreOffice/3.5$Linux_X86_64 LibreOffice_project/350m1$Build-2</meta:generator>
    <meta:document-statistic meta:object-count="65"/>
  </office:meta>
</office:document-meta>
</file>